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1f46" officeooo:paragraph-rsid="00011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dea </text:p>
      <text:p text:style-name="P1">Python program with narrative gap filling</text:p>
      <text:p text:style-name="P1">I would like to have a VM which has [] CPU(s) which architecture is ____. Get ___ GB of RAM. Let the display to be 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cs" fo:country="CZ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cs" fo:country="CZ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in Georgiev </meta:initial-creator>
    <meta:creation-date>2017-01-25T14:13:58.033682529</meta:creation-date>
    <dc:date>2017-01-25T14:16:06.928337266</dc:date>
    <dc:creator>Pavlin Georgiev </dc:creator>
    <meta:editing-duration>PT7S</meta:editing-duration>
    <meta:editing-cycles>2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3" meta:word-count="33" meta:character-count="165" meta:non-whitespace-character-count="133"/>
  </office:meta>
</office:document-meta>
</file>